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9d6e1" officeooo:paragraph-rsid="0019d6e1"/>
    </style:style>
    <style:style style:name="P2" style:family="paragraph" style:parent-style-name="Standard">
      <style:text-properties officeooo:rsid="0019d6e1" officeooo:paragraph-rsid="001bd366"/>
    </style:style>
    <style:style style:name="P3" style:family="paragraph" style:parent-style-name="Standard">
      <style:text-properties officeooo:rsid="001dea7d" officeooo:paragraph-rsid="001dea7d"/>
    </style:style>
    <style:style style:name="P4" style:family="paragraph" style:parent-style-name="Standard">
      <style:text-properties officeooo:rsid="001f706e" officeooo:paragraph-rsid="001f706e"/>
    </style:style>
    <style:style style:name="P5" style:family="paragraph" style:parent-style-name="Standard">
      <style:text-properties officeooo:rsid="001ffd29" officeooo:paragraph-rsid="001ffd29"/>
    </style:style>
    <style:style style:name="P6" style:family="paragraph" style:parent-style-name="Standard">
      <style:text-properties officeooo:rsid="00207f04" officeooo:paragraph-rsid="00207f04"/>
    </style:style>
    <style:style style:name="P7" style:family="paragraph" style:parent-style-name="Standard">
      <style:text-properties officeooo:rsid="0020a852" officeooo:paragraph-rsid="0020a852"/>
    </style:style>
    <style:style style:name="P8" style:family="paragraph" style:parent-style-name="Standard">
      <style:text-properties officeooo:rsid="00224797" officeooo:paragraph-rsid="00224797"/>
    </style:style>
    <style:style style:name="T1" style:family="text">
      <style:text-properties officeooo:rsid="001bd366"/>
    </style:style>
    <style:style style:name="T2" style:family="text">
      <style:text-properties officeooo:rsid="001ca5f4"/>
    </style:style>
    <style:style style:name="T3" style:family="text">
      <style:text-properties officeooo:rsid="001ffd29"/>
    </style:style>
    <style:style style:name="T4" style:family="text">
      <style:text-properties officeooo:rsid="0020a852"/>
    </style:style>
    <style:style style:name="T5" style:family="text">
      <style:text-properties officeooo:rsid="00224797"/>
    </style:style>
    <style:style style:name="T6" style:family="text">
      <style:text-properties officeooo:rsid="0022697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vod</text:p>
      <text:p text:style-name="P1">aky je problem : kecy</text:p>
      <text:p text:style-name="P1"/>
      <text:p text:style-name="P2">DNA sa da predstavit ako <text:span text:style-name="T1">retazec</text:span> (C), guanine (G), adenine (A), or thymine (T) <text:span text:style-name="T2">priblizne</text:span> 10 <text:span text:style-name="T2">na </text:span>6 <text:span text:style-name="T2">az</text:span> 10 <text:span text:style-name="T2">na </text:span>10 <text:span text:style-name="T2">dlhe</text:span>.</text:p>
      <text:p text:style-name="P3">Tieto retazce urcuju takmer vsetky charakteristiky organizmu. </text:p>
      <text:p text:style-name="P3">Preto nas zaujimaju rozdiely v tychto retazcoch. Teky rozdiel moza napriklad znamenat nador.</text:p>
      <text:p text:style-name="P1"/>
      <text:p text:style-name="P4">Problemom je, DNA nevieme merat priamo. Vacsina technologii vie hovorit kratke substringy DNA nazyvane , <text:span text:style-name="T3">ready a piared ready. Tie prerobyme na </text:span>k-mery <text:span text:style-name="T3">a</text:span> <text:span text:style-name="T3">t</text:span>ie potom skladaju do deBruijnovych grafov. </text:p>
      <text:p text:style-name="P4">Vrcholy su to jednotlyve Kmery a hrany su medzi kmermi ktore maju zhodu na k-1 bazach. </text:p>
      <text:p text:style-name="P4">Z debruijnovho grafu je mozne zrekonstruovat povodnu sekvenciu. </text:p>
      <text:p text:style-name="P5">Problem je, ze vacsinou tento graf vyzera asi takto. <text:span text:style-name="T4">Rekonstrukcia sekvencii je porom taska a nejednoznacna. </text:span></text:p>
      <text:p text:style-name="P5">Vieme hladat varianty nie v sekvneciach,ale priamo v readoch.</text:p>
      <text:p text:style-name="P4"/>
      <text:p text:style-name="P6">Ak mame dve sekvencie v ktorych je nejaky variant, mozem z nich urobit farebny de bruijnov graf. To je ako klasickz, ale kazdy vrchol ma farbu, podla toho, z ktorej sekvencie je.</text:p>
      <text:p text:style-name="P6">Varianty sa nam potom prejavia ako bubliny v tomto grafe.</text:p>
      <text:p text:style-name="P6"/>
      <text:p text:style-name="P7">Moju pracu som si rozdelil takt, a mozme sa pozriet na to, co uz je urobene, <text:span text:style-name="T5">pricom som uz napisal TOTO.</text:span></text:p>
      <text:p text:style-name="P8">Pozrel som sa na sekvenovacie technologie a obznamil som sa s ich specifikami. </text:p>
      <text:p text:style-name="P8">Pozrel som sa na skladanie genomov, ktore je relativne blizke hladaniu variantov. Zistil som, ze toto skladanie je vacsinou zalozene na heuristikach, a ze informacia z paired readov sa pouziva vacsinou len pri postprocesingu.</text:p>
      <text:p text:style-name="P8"/>
      <text:p text:style-name="P8">Nasledne som sa pozrel na samotne hladanie variantov. Beznou technikou je hladanie variantov medzi readmi a referencnou sekvenciou. Nejvacsim problemom je tu rychlo a dobre urcit polohu readov v referencnej sekvencii. Na to sa vyuzivaju hlavne specialne hashovacie funkcie.</text:p>
      <text:p text:style-name="P8">Tieto pristupy su caste velmi slabo (zvlastne) pravdepodobnostne podlozene. </text:p>
      <text:p text:style-name="P1"/>
      <text:p text:style-name="P8">Co sa tika hladania variantov v colored grafoch, mozme spomenut pracu panov …… . <text:s/>Ty priniesli popis roznych typov variantov a toho, co vytvoria v debruijnovom grafe. Pre tito varianty ale nevedia povedat, ako su pravdepodobne. Tak isto nepouzivaju informaciu o paired readoch.</text:p>
      <text:p text:style-name="P8"/>
      <text:p text:style-name="P8">Dvolezitym krokom v hladani variantov je enumeracia bublin. To sa ukazalo byt <text:s/>NP tasky problem, <text:span text:style-name="T6">Sacamoto ale priniesol polynimial delayed algoritmus. </text:span></text:p>
      <text:p text:style-name="P1"/>
      <text:p text:style-name="P1"/>
      <text:p text:style-name="P1"/>
      <text:p text:style-name="P1"/>
      <text:p text:style-name="P1">co chceme urobit v najblizsom case</text:p>
      <text:p text:style-name="P1">done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8T21:15:56.853328707</meta:creation-date>
    <meta:generator>LibreOffice/5.1.4.2$Linux_X86_64 LibreOffice_project/10m0$Build-2</meta:generator>
    <dc:date>2017-01-08T23:59:21.876678468</dc:date>
    <meta:editing-duration>PT53M24S</meta:editing-duration>
    <meta:editing-cycles>8</meta:editing-cycles>
    <meta:document-statistic meta:table-count="0" meta:image-count="0" meta:object-count="0" meta:page-count="1" meta:paragraph-count="21" meta:word-count="357" meta:character-count="2269" meta:non-whitespace-character-count="1923"/>
  </office:meta>
</office:document-meta>
</file>